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ee4e" officeooo:paragraph-rsid="0004ee4e"/>
    </style:style>
    <style:style style:name="P2" style:family="paragraph" style:parent-style-name="Standard">
      <style:text-properties officeooo:rsid="00073514" officeooo:paragraph-rsid="00073514"/>
    </style:style>
    <style:style style:name="P3" style:family="paragraph" style:parent-style-name="Standard">
      <style:text-properties officeooo:rsid="00057c6e" officeooo:paragraph-rsid="00057c6e"/>
    </style:style>
    <style:style style:name="P4" style:family="paragraph" style:parent-style-name="Standard">
      <style:text-properties fo:font-weight="bold" officeooo:rsid="00073514" officeooo:paragraph-rsid="00073514" style:font-weight-asian="bold" style:font-weight-complex="bold"/>
    </style:style>
    <style:style style:name="P5" style:family="paragraph" style:parent-style-name="Standard">
      <style:text-properties fo:font-weight="bold" officeooo:rsid="0009e1a9" officeooo:paragraph-rsid="0009e1a9" style:font-weight-asian="bold" style:font-weight-complex="bold"/>
    </style:style>
    <style:style style:name="P6" style:family="paragraph" style:parent-style-name="Standard">
      <style:text-properties fo:font-weight="bold" officeooo:rsid="00108b0b" officeooo:paragraph-rsid="00108b0b" style:font-weight-asian="bold" style:font-weight-complex="bold"/>
    </style:style>
    <style:style style:name="P7" style:family="paragraph" style:parent-style-name="Standard">
      <style:text-properties fo:font-weight="bold" officeooo:rsid="0016436a" officeooo:paragraph-rsid="0016436a" style:font-weight-asian="bold" style:font-weight-complex="bold"/>
    </style:style>
    <style:style style:name="P8" style:family="paragraph" style:parent-style-name="Standard">
      <style:text-properties officeooo:rsid="0009e1a9" officeooo:paragraph-rsid="0009e1a9"/>
    </style:style>
    <style:style style:name="P9" style:family="paragraph" style:parent-style-name="Standard">
      <style:text-properties officeooo:rsid="000f1fec" officeooo:paragraph-rsid="000f1fec"/>
    </style:style>
    <style:style style:name="P10" style:family="paragraph" style:parent-style-name="Standard">
      <style:text-properties officeooo:rsid="000faa09" officeooo:paragraph-rsid="000faa09"/>
    </style:style>
    <style:style style:name="P11" style:family="paragraph" style:parent-style-name="Standard">
      <style:text-properties officeooo:rsid="00108b0b" officeooo:paragraph-rsid="00108b0b"/>
    </style:style>
    <style:style style:name="P12" style:family="paragraph" style:parent-style-name="Standard">
      <style:text-properties officeooo:rsid="00108b0b" officeooo:paragraph-rsid="00143786"/>
    </style:style>
    <style:style style:name="P13" style:family="paragraph" style:parent-style-name="Standard">
      <style:text-properties officeooo:rsid="00143786" officeooo:paragraph-rsid="00143786"/>
    </style:style>
    <style:style style:name="P14" style:family="paragraph" style:parent-style-name="Standard">
      <style:text-properties officeooo:rsid="0016436a" officeooo:paragraph-rsid="0016436a"/>
    </style:style>
    <style:style style:name="P15" style:family="paragraph" style:parent-style-name="Standard">
      <style:text-properties officeooo:rsid="0016436a" officeooo:paragraph-rsid="0016436a"/>
    </style:style>
    <style:style style:name="P16" style:family="paragraph" style:parent-style-name="Standard">
      <style:text-properties officeooo:rsid="001898cd" officeooo:paragraph-rsid="001898cd"/>
    </style:style>
    <style:style style:name="P17" style:family="paragraph" style:parent-style-name="Standard">
      <style:text-properties fo:font-weight="bold" officeooo:rsid="001898cd" officeooo:paragraph-rsid="001898cd" style:font-weight-asian="bold" style:font-weight-complex="bold"/>
    </style:style>
    <style:style style:name="P18" style:family="paragraph" style:parent-style-name="Standard">
      <style:text-properties officeooo:rsid="001a8616" officeooo:paragraph-rsid="001a8616"/>
    </style:style>
    <style:style style:name="T1" style:family="text">
      <style:text-properties officeooo:rsid="000d2fe3"/>
    </style:style>
    <style:style style:name="T2" style:family="text">
      <style:text-properties officeooo:rsid="001437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0304 w/ Fujifilm</text:p>
      <text:p text:style-name="Standard">特許の拒絶通知から異分野への展開を見る（テクノロジートレンド）（X)</text:p>
      <text:p text:style-name="P1"/>
      <text:p text:style-name="P1">AltmetricsによるarViv論文評価：AltmetricsによりSNSでの評価を見る（O）</text:p>
      <text:p text:style-name="P1"/>
      <text:p text:style-name="P1">「論文出版後すぐ影響力を把握した」</text:p>
      <text:p text:style-name="P1">対象分野AI、論文データarXiv</text:p>
      <text:p text:style-name="P1"/>
      <text:p text:style-name="P1">논문예1: Altmetrics vs 피인용수</text:p>
      <text:p text:style-name="P1">Discussion and recommendation in social scientific spaces</text:p>
      <text:p text:style-name="P1"/>
      <text:p text:style-name="P3">目標：萌芽予測材料と指標を提案</text:p>
      <text:p text:style-name="P3"/>
      <text:p text:style-name="P4">200309 mentorochi</text:p>
      <text:p text:style-name="P2">아카이브-&gt;컨퍼런스-&gt;저널 에서의 인용수(어떤 인용? SNS? Biblio? 둘다!) 시계열 추이를 관찰하면, 아카이브페이퍼 관찰의 유의성을 판단할 수 있다</text:p>
      <text:p text:style-name="P2"/>
      <text:p text:style-name="P5">200327 <text:span text:style-name="T1">w/ Fujifilm</text:span></text:p>
      <text:p text:style-name="P8"/>
      <text:p text:style-name="P9">ゴールの具体化が必要</text:p>
      <text:p text:style-name="P8">アウトプットを決める</text:p>
      <text:p text:style-name="P8"/>
      <text:p text:style-name="P8">「萌芽＝被引用数」？</text:p>
      <text:p text:style-name="P8">「被引用数高いと言い論文なのか」</text:p>
      <text:p text:style-name="P8">→Altmetricsのサーベイを読む</text:p>
      <text:p text:style-name="P8"/>
      <text:p text:style-name="P8">「メディアでの取り上げを狙う」</text:p>
      <text:p text:style-name="P10">学術文献データを用いた次世代の萌芽的学術分野の予測研究</text:p>
      <text:p text:style-name="P10"/>
      <text:p text:style-name="P11">200428 近況報告　w/ Ochi</text:p>
      <text:p text:style-name="P11">はあ。。。もうダメだ。。。</text:p>
      <text:p text:style-name="P11">被引用数</text:p>
      <text:p text:style-name="P11">新入ユーチューバー</text:p>
      <text:p text:style-name="P11">ユーチューバーの論文の選択基準：自由か、それともツイートみてるか？</text:p>
      <text:p text:style-name="P11"/>
      <text:p text:style-name="P6">200430 <text:span text:style-name="T2">labmtg1</text:span></text:p>
      <text:p text:style-name="P13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13">-url언급 비디오의 채널은 논문에 가까운 사람인가?(출판사, 연구팀, …)</text:p>
      <text:p text:style-name="P13">-YT만의 역할은?-&gt;다른 SNS의 효과에 대해서도 확인</text:p>
      <text:p text:style-name="P13">-포인트: 발아를 초기에 발견하는것? 아니면 논문의 확산을 검출하는것?</text:p>
      <text:p text:style-name="P13">-비디오가 게재되는 플랫폼도 중요: 대충 올리면 뷰카운트가 거의. 좋은 플랫폼에 올리면 논문 다운로드 수보다 많이 나올수도.</text:p>
      <text:p text:style-name="P12"/>
      <text:p text:style-name="P7">200511 mentorochi</text:p>
      <text:p text:style-name="P14">science communication系論文・本紹介</text:p>
      <text:p text:style-name="P14"/>
      <text:p text:style-name="P17">200518 mentorochi</text:p>
      <text:p text:style-name="P18">피인용 데이터 없이 일단 분석</text:p>
      <text:p text:style-name="P18"><text:soft-page-break/>[science communication에 있어서 유튜브의 영향이 있다]</text:p>
      <text:p text:style-name="P18">ex) YT컨텐츠 증가</text:p>
      <text:p text:style-name="P18">→ 트윗 증가 / 긍정적 트윗 증가 / 오리지널 트윗 증가</text:p>
      <text:p text:style-name="P18"/>
      <text:p text:style-name="P18"/>
      <text:p text:style-name="P1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5:01:11.317280982</meta:creation-date>
    <dc:date>2020-05-18T13:17:14.645782737</dc:date>
    <meta:editing-duration>PT2H49M3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632" meta:character-count="991" meta:non-whitespace-character-count="882"/>
  </office:meta>
</office:document-meta>
</file>